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2">
      <style:text-properties officeooo:paragraph-rsid="0011e07e"/>
    </style:style>
    <style:style style:name="P4" style:family="paragraph" style:parent-style-name="Text_20_body" style:list-style-name="L3"/>
    <style:style style:name="P5" style:family="paragraph" style:parent-style-name="Text_20_body">
      <style:text-properties officeooo:paragraph-rsid="0011e07e"/>
    </style:style>
    <style:style style:name="P6" style:family="paragraph" style:parent-style-name="Text_20_body" style:list-style-name="L3">
      <style:text-properties officeooo:paragraph-rsid="0011e07e"/>
    </style:style>
    <style:style style:name="P7" style:family="paragraph" style:parent-style-name="Horizontal_20_Line">
      <style:text-properties officeooo:paragraph-rsid="0011e07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officeooo:rsid="0011e07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🔵 ÉQUIPE 1 — ATELIER DES CIRCUITS (Zone 3 – Orange)</text:h>
      <text:p text:style-name="Text_20_body">Couleur dominante : <text:span text:style-name="Source_20_Text">#D9801B</text:span><text:line-break/>Bandeau : <text:span text:style-name="Strong_20_Emphasis">ÉQUIPE 1 — ATELIER</text:span></text:p>
      <text:p text:style-name="Horizontal_20_Line"/>
      <text:h text:style-name="Heading_20_2" text:outline-level="2"><text:span text:style-name="T1">1</text:span> CHEF D’ÉQUIPE<text:line-break/>Mission : coordonner</text:h>
      <text:p text:style-name="Text_20_body">Tu diriges ton équipe.<text:line-break/>Tu décides quand :</text:p>
      <text:list text:style-name="L1">
        <text:list-item>
          <text:p text:style-name="P1">on change de piste</text:p>
        </text:list-item>
        <text:list-item>
          <text:p text:style-name="P1">on appelle la HOTLINE</text:p>
        </text:list-item>
        <text:list-item>
          <text:p text:style-name="P1">on valide une hypothèse</text:p>
        </text:list-item>
      </text:list>
      <text:p text:style-name="Text_20_body">Responsabilité : garder le groupe concentré.</text:p>
      <text:p text:style-name="Text_20_body">Slogan :<text:line-break/>DIRIGER • DÉCIDER • AVANCER</text:p>
      <text:p text:style-name="Horizontal_20_Line"/>
      <text:h text:style-name="Heading_20_2" text:outline-level="2"><text:span text:style-name="T1">2 </text:span>RESPONSABLE <text:span text:style-name="T1">SIGNAL</text:span><text:line-break/>Mission : observer le signal</text:h>
      <text:p text:style-name="Text_20_body">Tu regardes l’écran.<text:line-break/>Tu notes :</text:p>
      <text:list text:style-name="L2">
        <text:list-item>
          <text:p text:style-name="P2">les formes d’onde</text:p>
        </text:list-item>
        <text:list-item>
          <text:p text:style-name="P2">les changements</text:p>
        </text:list-item>
        <text:list-item>
          <text:p text:style-name="P2">les signaux instables</text:p>
        </text:list-item>
      </text:list>
      <text:p text:style-name="Text_20_body">Tu annonces quand le signal devient stable.</text:p>
      <text:p text:style-name="Text_20_body">Slogan :<text:line-break/>OBSERVER • REPÉRER • ANALYSER</text:p>
      <text:p text:style-name="Horizontal_20_Line"/>
      <text:h text:style-name="Heading_20_2" text:outline-level="2"><text:soft-page-break/><text:span text:style-name="T1">3 </text:span>TECHNICIEN <text:span text:style-name="T1">ELECTRONIQUE</text:span><text:line-break/>Mission : manipuler le<text:span text:style-name="T1">s</text:span> prototype</text:h>
      <text:p text:style-name="Text_20_body">Tu touches aux boutons.<text:line-break/>Tu testes les réglages.<text:line-break/>Tu annonces ce qui change.</text:p>
      <text:p text:style-name="Text_20_body">Tu es le seul à manipuler l’appareil.</text:p>
      <text:p text:style-name="Text_20_body">Slogan :<text:line-break/>TESTER • AJUSTER • VÉRIFIER</text:p>
      <text:p text:style-name="Horizontal_20_Line"/>
      <text:h text:style-name="P3" text:outline-level="2"><text:line-break/><text:span text:style-name="T1">4 ANALYSTE</text:span></text:h>
      <text:h text:style-name="P3" text:outline-level="2">Mission : décrypter</text:h>
      <text:h text:style-name="P3" text:outline-level="2"><text:span text:style-name="T1">Tu demande les signaux</text:span><text:line-break/>Tu cherches la correspondance.<text:line-break/>Tu proposes une traduction.</text:h>
      <text:p text:style-name="Text_20_body"/>
      <text:p text:style-name="Text_20_body">Slogan :<text:line-break/>DÉCODER • COMPARER • TRADUIRE</text:p>
      <text:p text:style-name="Horizontal_20_Line"/>
      <text:h text:style-name="Heading_20_2" text:outline-level="2"><text:span text:style-name="T1">5 </text:span>RAPPORTEUR<text:line-break/>Mission : garder une trace</text:h>
      <text:p text:style-name="Text_20_body">Tu écris :</text:p>
      <text:list text:style-name="L3">
        <text:list-item>
          <text:p text:style-name="P4">les indices trouvés</text:p>
        </text:list-item>
        <text:list-item>
          <text:p text:style-name="P4">les hypothèses</text:p>
        </text:list-item>
        <text:list-item>
          <text:p text:style-name="P4">les conclusions</text:p>
        </text:list-item>
      </text:list>
      <text:p text:style-name="Text_20_body">Tu présentes les résultats au débrief.</text:p>
      <text:p text:style-name="Text_20_body">Slogan :<text:line-break/>NOTER • STRUCTURER • EXPLIQUER</text:p>
      <text:h text:style-name="P3" text:outline-level="2"><text:span text:style-name="T1">6 VERIFICATEUR</text:span><text:line-break/>Mission : <text:span text:style-name="T1">confirmer</text:span> </text:h>
      <text:p text:style-name="P5">Tu <text:span text:style-name="T1">transmets</text:span> :</text:p>
      <text:list xml:id="list11332349503016" text:continue-numbering="true" text:style-name="L3">
        <text:list-item>
          <text:p text:style-name="P6"><text:soft-page-break/>les hypothèses</text:p>
        </text:list-item>
        <text:list-item>
          <text:p text:style-name="P6">les conclusions</text:p>
        </text:list-item>
      </text:list>
      <text:p text:style-name="P5">Tu <text:span text:style-name="T1">gère le de débat entre l’équipe</text:span>.</text:p>
      <text:p text:style-name="P5">Slogan :<text:line-break/><text:span text:style-name="T1">TRANCHER</text:span> • STRUCTURER • <text:span text:style-name="T1">RAPORTER</text:span></text:p>
      <text:p text:style-name="P7"/>
      <text:h text:style-name="Heading_20_1" text:outline-level="1">🟢 ÉQUIPE 2 — HANGAR DU DROÏDE (Zone 5 – Cyan)</text:h>
      <text:p text:style-name="Text_20_body">Couleur dominante : <text:span text:style-name="Source_20_Text">#1E88A8</text:span><text:line-break/>Bandeau : <text:span text:style-name="Strong_20_Emphasis">ÉQUIPE 2 — HANGAR</text:span></text:p>
      <text:p text:style-name="Horizontal_20_Line"/>
      <text:p text:style-name="Text_20_body"><text:span text:style-name="Strong_20_Emphasis"><text:span text:style-name="T1">1 </text:span></text:span><text:span text:style-name="Strong_20_Emphasis">CHEF D’ÉQUIPE</text:span><text:line-break/>Mission : coordonner</text:p>
      <text:p text:style-name="Text_20_body">Tu organises les recherches.<text:line-break/>Tu décides quand appeler la HOTLINE.<text:line-break/>Tu assures que tout le monde participe.</text:p>
      <text:p text:style-name="Text_20_body">Slogan :<text:line-break/>DIRIGER • ORGANISER • AVANCER</text:p>
      <text:p text:style-name="Horizontal_20_Line"/>
      <text:p text:style-name="P5"><text:span text:style-name="Strong_20_Emphasis"><text:span text:style-name="T1">2 RESPONSABLE SIGNAL</text:span></text:span><text:line-break/>Mission : écouter</text:p>
      <text:p text:style-name="Text_20_body">Tu écoutes attentivement le message.<text:line-break/>Tu repères :</text:p>
      <text:list text:style-name="L4">
        <text:list-item>
          <text:p text:style-name="P8">les mots clés</text:p>
        </text:list-item>
        <text:list-item>
          <text:p text:style-name="P8">les répétitions</text:p>
        </text:list-item>
        <text:list-item>
          <text:p text:style-name="P8">les indices cachés</text:p>
        </text:list-item>
      </text:list>
      <text:p text:style-name="Text_20_body">Tu annonces ce que tu comprends.</text:p>
      <text:p text:style-name="Text_20_body">Slogan :<text:line-break/>ÉCOUTER • DÉTECTER • IDENTIFIER</text:p>
      <text:p text:style-name="Horizontal_20_Line"/>
      <text:p text:style-name="Text_20_body"><text:span text:style-name="T1">3 </text:span>ANALYSTE <text:line-break/>Mission : trouver la table cachée</text:p>
      <text:p text:style-name="Text_20_body">Tu cherches les correspondances.<text:line-break/>Tu fais le lien entre message et code.</text:p>
      <text:p text:style-name="Text_20_body"><text:soft-page-break/>Tu es le spécialiste des fragments.</text:p>
      <text:p text:style-name="Text_20_body">Slogan :<text:line-break/>CHERCHER • RELIER • COMPRENDRE</text:p>
      <text:p text:style-name="Horizontal_20_Line"/>
      <text:p text:style-name="Text_20_body"><text:span text:style-name="T1">4</text:span> TECHNICIEN ELECTRONIQUE <text:line-break/>Mission : comprendre le son</text:p>
      <text:p text:style-name="Text_20_body">Tu identifies :</text:p>
      <text:list text:style-name="L5">
        <text:list-item>
          <text:p text:style-name="P9">la note</text:p>
        </text:list-item>
        <text:list-item>
          <text:p text:style-name="P9">la fréquence</text:p>
        </text:list-item>
        <text:list-item>
          <text:p text:style-name="P9">la stabilisation</text:p>
        </text:list-item>
      </text:list>
      <text:p text:style-name="Text_20_body">Tu annonces quand la fréquence est correcte.</text:p>
      <text:p text:style-name="Text_20_body">Slogan :<text:line-break/>MESURER • ACCORDER • VALIDER</text:p>
      <text:p text:style-name="Horizontal_20_Line"/>
      <text:p text:style-name="Text_20_body">5 RAPPORTEUR </text:p>
      <text:p text:style-name="Text_20_body"><text:span text:style-name="Strong_20_Emphasis">ARCHIVISTE TERRAIN</text:span><text:line-break/>Mission : garder les preuves</text:p>
      <text:p text:style-name="Text_20_body">Tu conserves :</text:p>
      <text:list text:style-name="L6">
        <text:list-item>
          <text:p text:style-name="P10">les fragments Hotline</text:p>
        </text:list-item>
        <text:list-item>
          <text:p text:style-name="P10">les cartes</text:p>
        </text:list-item>
        <text:list-item>
          <text:p text:style-name="P10">les indices trouvés</text:p>
        </text:list-item>
      </text:list>
      <text:p text:style-name="Text_20_body">Tu évites toute perte.</text:p>
      <text:p text:style-name="Text_20_body">Slogan :<text:line-break/>PROTÉGER • CLASSER • TRANSMETTRE</text:p>
      <text:h text:style-name="P3" text:outline-level="2"><text:span text:style-name="T1">6 VERIFICATEUR</text:span><text:line-break/>Mission : <text:span text:style-name="T1">confirmer</text:span> </text:h>
      <text:p text:style-name="P5">Tu <text:span text:style-name="T1">transmets</text:span> :</text:p>
      <text:list text:continue-list="list11332349503016" text:style-name="L3">
        <text:list-item>
          <text:p text:style-name="P6">les hypothèses</text:p>
        </text:list-item>
        <text:list-item>
          <text:p text:style-name="P6">les conclusions</text:p>
        </text:list-item>
      </text:list>
      <text:p text:style-name="P5">Tu <text:span text:style-name="T1">gère le de débat entre l’équipe</text:span>.</text:p>
      <text:p text:style-name="P5">Slogan :<text:line-break/><text:span text:style-name="T1">TRANCHER</text:span> • STRUCTURER • <text:span text:style-name="T1">RAPORT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01:04:43.911860000</meta:creation-date>
    <dc:date>2026-02-12T01:13:31.422201000</dc:date>
    <meta:editing-duration>PT8M48S</meta:editing-duration>
    <meta:editing-cycles>1</meta:editing-cycles>
    <meta:document-statistic meta:table-count="0" meta:image-count="0" meta:object-count="0" meta:page-count="4" meta:paragraph-count="74" meta:word-count="434" meta:character-count="2445" meta:non-whitespace-character-count="2095"/>
    <meta:generator>LibreOffice/25.8.4.2$MacOSX_X86_64 LibreOffice_project/290daaa01b999472f0c7a3890eb6a550fd74c6df</meta:generator>
  </office:meta>
</office:document-meta>
</file>